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default-cell-style-name="ce23"/>
        <table:table-column table:style-name="co1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/>
        </table:table-row>
        <table:table-row table:style-name="ro3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3100" calcext:value-type="float">
            <text:p>3100</text:p>
          </table:table-cell>
          <table:table-cell table:formula="of:=SUM([.J2];[.J38];[.J39];[.J40];[.J41];[.J42])" office:value-type="float" office:value="89700" calcext:value-type="float">
            <text:p>897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office:value-type="float" office:value="-2250" calcext:value-type="float">
            <text:p>-2250</text:p>
          </table:table-cell>
          <table:table-cell table:formula="of:=SUM([.G3])" office:value-type="float" office:value="48200" calcext:value-type="float">
            <text:p>482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-2300" calcext:value-type="float">
            <text:p>-2300</text:p>
          </table:table-cell>
          <table:table-cell table:formula="of:=[.K4]-[.K5]" office:value-type="float" office:value="41500" calcext:value-type="float">
            <text:p>41500</text:p>
          </table:table-cell>
        </table:table-row>
        <table:table-row table:style-name="ro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8600" calcext:value-type="float">
            <text:p>186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58" office:value-type="float" office:value="7950" calcext:value-type="float">
            <text:p>795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00" calcext:value-type="float">
            <text:p>11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office:value-type="float" office:value="-3000" calcext:value-type="float">
            <text:p>-30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office:value-type="float" office:value="-500" calcext:value-type="float">
            <text:p>-5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500" calcext:value-type="float">
            <text:p>-145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400" calcext:value-type="float">
            <text:p>4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office:value-type="float" office:value="-400" calcext:value-type="float">
            <text:p>-40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50" calcext:value-type="float">
            <text:p>15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000" calcext:value-type="float">
            <text:p>30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office:value-type="float" office:value="-2350" calcext:value-type="float">
            <text:p>-23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9700" calcext:value-type="float">
            <text:p>9700</text:p>
          </table:table-cell>
          <table:table-cell/>
        </table:table-row>
        <table:table-row table:style-name="ro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office:value-type="float" office:value="-650" calcext:value-type="float">
            <text:p>-650</text:p>
          </table:table-cell>
          <table:table-cell/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office:value-type="float" office:value="-3400" calcext:value-type="float">
            <text:p>-3400</text:p>
          </table:table-cell>
          <table:table-cell/>
        </table:table-row>
        <table:table-row table:style-name="ro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office:value-type="float" office:value="-2550" calcext:value-type="float">
            <text:p>-255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650" calcext:value-type="float">
            <text:p>650</text:p>
          </table:table-cell>
          <table:table-cell/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2650" calcext:value-type="float">
            <text:p>26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office:value-type="float" office:value="-2050" calcext:value-type="float">
            <text:p>-20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6300" calcext:value-type="float">
            <text:p>6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7300" calcext:value-type="float">
            <text:p>7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office:value-type="float" office:value="-700" calcext:value-type="float">
            <text:p>-700</text:p>
          </table:table-cell>
          <table:table-cell/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</table:table-row>
        <table:table-row table:style-name="ro3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office:value-type="float" office:value="-700" calcext:value-type="float">
            <text:p>-700</text:p>
          </table:table-cell>
          <table:table-cell/>
        </table:table-row>
        <table:table-row table:style-name="ro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2"/>
          <table:table-cell table:style-name="Default"/>
          <table:table-cell/>
        </table:table-row>
        <table:table-row table:style-name="ro3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style-name="Default" office:value-type="float" office:value="37000" calcext:value-type="float">
            <text:p>37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1:45:24.656896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03T11:46:09.007687162</dc:date>
    <meta:editing-duration>P7DT13H34M10S</meta:editing-duration>
    <meta:editing-cycles>2554</meta:editing-cycles>
    <meta:generator>LibreOffice/4.2.8.2$Linux_X86_64 LibreOffice_project/420m0$Build-2</meta:generator>
    <meta:document-statistic meta:table-count="15" meta:cell-count="6375" meta:object-count="0"/>
  </office:meta>
</office:document-meta>
</file>